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584cm"/>
    </style:style>
    <style:style style:name="Tabla1.B" style:family="table-column">
      <style:table-column-properties style:column-width="1.034cm"/>
    </style:style>
    <style:style style:name="Tabla1.C" style:family="table-column">
      <style:table-column-properties style:column-width="14.38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style:font-name="Times New Roma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style:font-name="Times New Roman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able_20_Heading">
      <style:text-properties style:font-name="Times New Roman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style:font-name="Times New Roman"/>
    </style:style>
    <style:style style:name="T1" style:family="text">
      <style:text-properties style:font-name="Times New Roman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¿Qué es ECMAScript?</text:h>
      <text:list text:style-name="L1">
        <text:list-item>
          <text:p text:style-name="P2"><text:span text:style-name="T1">ECMAScript es una especificación mantenida por </text:span><text:span text:style-name="Strong_20_Emphasis"><text:span text:style-name="T1">Ecma International</text:span></text:span><text:span text:style-name="T1"> (principalmente por el comité </text:span><text:span text:style-name="Emphasis"><text:span text:style-name="T1">TC39</text:span></text:span><text:span text:style-name="T1">) que define el lenguaje JavaScript: su sintaxis, tipos, APIs básicas, comportamiento de objetos, etc. (</text:span><text:a xlink:type="simple" xlink:href="https://zh.wikipedia.org/wiki/ECMAScript?utm_source=chatgpt.com" text:style-name="Internet_20_link" text:visited-style-name="Visited_20_Internet_20_Link"><text:span text:style-name="T1">Wikipedia</text:span></text:a><text:span text:style-name="T1">)</text:span></text:p>
        </text:list-item>
        <text:list-item>
          <text:p text:style-name="P3">JavaScript es una implementación de ECMAScript (junto con APIs del navegador, de Node, etc.).</text:p>
        </text:list-item>
        <text:list-item>
          <text:p text:style-name="P2"><text:span text:style-name="T1">Desde 2015, las versiones del estándar se publican cada año (ES2015, ES2016, …) con características nuevas ya finalizadas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</text:list-item>
      </text:list>
      <text:h text:style-name="P1" text:outline-level="2">Últimas cuatro versiones y sus mejoras</text:h>
      <text:p text:style-name="P4">Voy a cubrir ES2022, ES2023, ES2024, ES2025 (o lo que ya se ha publicado/finalizado) con sus funcionalidades más destacadas.</text:p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>
            <table:table-cell table:style-name="Tabla1.A1" office:value-type="string">
              <text:p text:style-name="P5">Versión</text:p>
            </table:table-cell>
            <table:table-cell table:style-name="Tabla1.A1" office:value-type="string">
              <text:p text:style-name="P5">Año</text:p>
            </table:table-cell>
            <table:table-cell table:style-name="Tabla1.A1" office:value-type="string">
              <text:p text:style-name="P5">Nuevas funcionalidades destacada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<text:span text:style-name="T1">ES2022</text:span></text:span></text:p>
          </table:table-cell>
          <table:table-cell table:style-name="Tabla1.A1" office:value-type="string">
            <text:p text:style-name="P6">2022</text:p>
          </table:table-cell>
          <table:table-cell table:style-name="Tabla1.A1" office:value-type="string">
            <text:p text:style-name="Table_20_Contents"><text:span text:style-name="T1">Algunas de las más relevantes: • Campos públicos y privados en clases, incluyendo métodos privados, accesores privados. • Bloques estáticos (</text:span><text:span text:style-name="Source_20_Text"><text:span text:style-name="T1">static { … }</text:span></text:span><text:span text:style-name="T1">) dentro de clases para inicialización específica de clase. • El operador </text:span><text:span text:style-name="Source_20_Text"><text:span text:style-name="T1">in</text:span></text:span><text:span text:style-name="T1"> para campos privados: permite comprobar si un objeto tiene un campo privado. • </text:span><text:span text:style-name="Source_20_Text"><text:span text:style-name="T1">at</text:span></text:span><text:span text:style-name="T1"> método para acceder a índices relativos en </text:span><text:span text:style-name="Emphasis"><text:span text:style-name="T1">Strings</text:span></text:span><text:span text:style-name="T1">, </text:span><text:span text:style-name="Emphasis"><text:span text:style-name="T1">Arrays</text:span></text:span><text:span text:style-name="T1"> y </text:span><text:span text:style-name="Emphasis"><text:span text:style-name="T1">TypedArrays</text:span></text:span><text:span text:style-name="T1">. • Propiedades </text:span><text:span text:style-name="Source_20_Text"><text:span text:style-name="T1">cause</text:span></text:span><text:span text:style-name="T1"> en objetos Error (para mantener la cadena de causas cuando se encadenan errores). • </text:span><text:span text:style-name="Source_20_Text"><text:span text:style-name="T1">match indices</text:span></text:span><text:span text:style-name="T1"> en expresiones regulares con la bandera </text:span><text:span text:style-name="Source_20_Text"><text:span text:style-name="T1">d</text:span></text:span><text:span text:style-name="T1">, para obtener índices de inicio y fin de coincidencias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ES2023</text:span></text:span></text:p>
          </table:table-cell>
          <table:table-cell table:style-name="Tabla1.A1" office:value-type="string">
            <text:p text:style-name="P6">2023</text:p>
          </table:table-cell>
          <table:table-cell table:style-name="Tabla1.A1" office:value-type="string">
            <text:p text:style-name="Table_20_Contents"><text:span text:style-name="T1">Algunas mejoras introducidas: • Nuevos métodos en </text:span><text:span text:style-name="Source_20_Text"><text:span text:style-name="T1">Array.prototype</text:span></text:span><text:span text:style-name="T1"> y </text:span><text:span text:style-name="Source_20_Text"><text:span text:style-name="T1">TypedArray.prototype</text:span></text:span><text:span text:style-name="T1">: </text:span><text:span text:style-name="Source_20_Text"><text:span text:style-name="T1">findLast</text:span></text:span><text:span text:style-name="T1">, </text:span><text:span text:style-name="Source_20_Text"><text:span text:style-name="T1">findLastIndex</text:span></text:span><text:span text:style-name="T1">. • Métodos que devuelven nuevas colecciones o versiones modificadas de arrays, por ejemplo </text:span><text:span text:style-name="Source_20_Text"><text:span text:style-name="T1">toSorted</text:span></text:span><text:span text:style-name="T1">, </text:span><text:span text:style-name="Source_20_Text"><text:span text:style-name="T1">toReversed</text:span></text:span><text:span text:style-name="T1">, </text:span><text:span text:style-name="Source_20_Text"><text:span text:style-name="T1">with</text:span></text:span><text:span text:style-name="T1">, </text:span><text:span text:style-name="Source_20_Text"><text:span text:style-name="T1">toSpliced</text:span></text:span><text:span text:style-name="T1"> (sin mutar el original). • Soporte para </text:span><text:span text:style-name="Emphasis"><text:span text:style-name="T1">shebang</text:span></text:span><text:span text:style-name="T1"> (</text:span><text:span text:style-name="Source_20_Text"><text:span text:style-name="T1">#!</text:span></text:span><text:span text:style-name="T1">) al inicio de archivos JS para facilitar scripts ejecutables. • Que la mayoría de los </text:span><text:span text:style-name="Source_20_Text"><text:span text:style-name="T1">Symbol</text:span></text:span><text:span text:style-name="T1">s se puedan usar como claves en colecciones débiles (WeakMaps, etc.) donde antes algunas restricciones hacían que no todos los símbolos fueran permitidos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ES2024</text:span></text:span></text:p>
          </table:table-cell>
          <table:table-cell table:style-name="Tabla1.A1" office:value-type="string">
            <text:p text:style-name="P6">2024</text:p>
          </table:table-cell>
          <table:table-cell table:style-name="Tabla1.A1" office:value-type="string">
            <text:p text:style-name="Table_20_Contents"><text:span text:style-name="T1">Algunas de las características esperadas o ya finalizadas incluyen: • Métodos </text:span><text:span text:style-name="Source_20_Text"><text:span text:style-name="T1">groupBy</text:span></text:span><text:span text:style-name="T1"> en </text:span><text:span text:style-name="Source_20_Text"><text:span text:style-name="T1">Object</text:span></text:span><text:span text:style-name="T1"> y </text:span><text:span text:style-name="Source_20_Text"><text:span text:style-name="T1">Map</text:span></text:span><text:span text:style-name="T1"> (“agrupar” colecciones basado en callback). • </text:span><text:span text:style-name="Source_20_Text"><text:span text:style-name="T1">Promise.withResolvers</text:span></text:span><text:span text:style-name="T1">, un método estático que devuelve un objeto que contiene la promesa junto con sus funciones </text:span><text:span text:style-name="Source_20_Text"><text:span text:style-name="T1">resolve</text:span></text:span><text:span text:style-name="T1">, </text:span><text:span text:style-name="Source_20_Text"><text:span text:style-name="T1">reject</text:span></text:span><text:span text:style-name="T1">. • Operaciones de conjunto (</text:span><text:span text:style-name="Source_20_Text"><text:span text:style-name="T1">Set.prototype</text:span></text:span><text:span text:style-name="T1">) más ricas. • La bandera </text:span><text:span text:style-name="Source_20_Text"><text:span text:style-name="T1">/v</text:span></text:span><text:span text:style-name="T1"> para expresiones regulares unicode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<text:span text:style-name="T1">ES2025</text:span></text:span></text:p>
          </table:table-cell>
          <table:table-cell table:style-name="Tabla1.A1" office:value-type="string">
            <text:p text:style-name="P6">2025</text:p>
          </table:table-cell>
          <table:table-cell table:style-name="Tabla1.A1" office:value-type="string">
            <text:p text:style-name="Table_20_Contents"><text:span text:style-name="T1">La versión más reciente ya publicada (junio de 2025). Algunas de sus novedades mencionadas: • Objeto </text:span><text:span text:style-name="Source_20_Text"><text:span text:style-name="T1">Iterator</text:span></text:span><text:span text:style-name="T1"> que puede envolver iteradores como Arrays y proporcionar una interfaz funcional con evaluación perezosa (</text:span><text:span text:style-name="Emphasis"><text:span text:style-name="T1">lazy evaluation</text:span></text:span><text:span text:style-name="T1">). • </text:span><text:span text:style-name="Source_20_Text"><text:span text:style-name="T1">Promise.try</text:span></text:span><text:span text:style-name="T1">: permite llamar algo que puede o no ser una promesa y tratarlo como promesa siempre. • Nuevos métodos de </text:span><text:span text:style-name="Source_20_Text"><text:span text:style-name="T1">Set</text:span></text:span><text:span text:style-name="T1">: </text:span><text:span text:style-name="Source_20_Text"><text:span text:style-name="T1">intersection</text:span></text:span><text:span text:style-name="T1">, </text:span><text:span text:style-name="Source_20_Text"><text:span text:style-name="T1">difference</text:span></text:span><text:span text:style-name="T1">, </text:span><text:span text:style-name="Source_20_Text"><text:span text:style-name="T1">symmetricDifference</text:span></text:span><text:span text:style-name="T1">, </text:span><text:span text:style-name="Source_20_Text"><text:span text:style-name="T1">isSubsetOf</text:span></text:span><text:span text:style-name="T1">, </text:span><text:span text:style-name="Source_20_Text"><text:span text:style-name="T1">isSupersetOf</text:span></text:span><text:span text:style-name="T1">, </text:span><text:span text:style-name="Source_20_Text"><text:span text:style-name="T1">isDisjointFrom</text:span></text:span><text:span text:style-name="T1">. • </text:span><text:span text:style-name="Source_20_Text"><text:span text:style-name="T1">RegExp.escape</text:span></text:span><text:span text:style-name="T1">: función para escapar una cadena para ser usada dentro de un patrón regex. • Importar archivos JSON directamente como módulos. • </text:span><text:span text:style-name="Source_20_Text"><text:span text:style-name="T1">Float16Array</text:span></text:span><text:span text:style-name="T1"> y métodos asociados en </text:span><text:span text:style-name="Emphasis"><text:span text:style-name="T1">TypedArrays</text:span></text:span><text:span text:style-name="T1">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  </table:table-cell>
        </table:table-row>
      </table:table>
      <text:h text:style-name="P1" text:outline-level="2"><text:soft-page-break/>Versión más reciente</text:h>
      <text:list text:style-name="L2">
        <text:list-item>
          <text:p text:style-name="P7"><text:span text:style-name="T1">La versión más reciente es </text:span><text:span text:style-name="Strong_20_Emphasis"><text:span text:style-name="T1">ECMAScript 2025</text:span></text:span><text:span text:style-name="T1"> (también llamada ES2025), publicada en junio de 2025. (</text:span><text:a xlink:type="simple" xlink:href="https://en.wikipedia.org/wiki/ECMAScript_version_history?utm_source=chatgpt.com" text:style-name="Internet_20_link" text:visited-style-name="Visited_20_Internet_20_Link"><text:span text:style-name="T1">Wikipedia</text:span></text:a><text:span text:style-name="T1">)</text:span></text:p>
        </text:list-item>
        <text:list-item>
          <text:p text:style-name="P8">Algunos de los cambios más relevantes que aporta:</text:p>
          <text:list>
            <text:list-item>
              <text:p text:style-name="P7"><text:span text:style-name="Strong_20_Emphasis"><text:span text:style-name="T1">Operaciones con </text:span></text:span><text:span text:style-name="Strong_20_Emphasis"><text:span text:style-name="Source_20_Text"><text:span text:style-name="T1">Set</text:span></text:span></text:span><text:span text:style-name="Strong_20_Emphasis"><text:span text:style-name="T1"> extendidas</text:span></text:span><text:span text:style-name="T1">: ahora puedes hacer operaciones de teoría de conjuntos directamente con métodos como intersección, diferencia, etc. Muy útil si trabajas con datos en los que necesitas comparar conjuntos, combinar, etc.</text:span></text:p>
            </text:list-item>
            <text:list-item>
              <text:p text:style-name="P7"><text:span text:style-name="Strong_20_Emphasis"><text:span text:style-name="T1">Importar JSON como módulos</text:span></text:span><text:span text:style-name="T1">: esto simplifica cargar datos JSON directamente usando la sintaxis de módulo, lo que mejora la legibilidad y opción de optimización.</text:span></text:p>
            </text:list-item>
            <text:list-item>
              <text:p text:style-name="P7"><text:span text:style-name="Strong_20_Emphasis"><text:span text:style-name="Source_20_Text"><text:span text:style-name="T1">RegExp.escape</text:span></text:span></text:span><text:span text:style-name="T1">: ayuda a construir patrones de regex dinámicamente de forma segura sin tener que escribir tu propia función escapadora.</text:span></text:p>
            </text:list-item>
            <text:list-item>
              <text:p text:style-name="P7"><text:span text:style-name="Strong_20_Emphasis"><text:span text:style-name="Source_20_Text"><text:span text:style-name="T1">Iterator</text:span></text:span></text:span><text:span text:style-name="Strong_20_Emphasis"><text:span text:style-name="T1"> con evaluación perezosa</text:span></text:span><text:span text:style-name="T1">: permite procesar datos iterables sin materializar todos los valores de golpe, lo cual puede ser muy eficiente si los datos son grandes o la cadena de operaciones es larg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08:32:32.683040400</meta:creation-date>
    <dc:date>2025-09-19T08:35:07.481194300</dc:date>
    <meta:editing-duration>PT2M35S</meta:editing-duration>
    <meta:editing-cycles>2</meta:editing-cycles>
    <meta:generator>LibreOffice/25.8.1.1$Windows_X86_64 LibreOffice_project/54047653041915e595ad4e45cccea684809c77b5</meta:generator>
    <meta:document-statistic meta:table-count="1" meta:image-count="0" meta:object-count="0" meta:page-count="2" meta:paragraph-count="28" meta:word-count="568" meta:character-count="3836" meta:non-whitespace-character-count="3305"/>
  </office:meta>
</office:document-meta>
</file>